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383d" officeooo:paragraph-rsid="0008383d"/>
    </style:style>
    <style:style style:name="P2" style:family="paragraph" style:parent-style-name="Standard">
      <style:paragraph-properties fo:text-align="start" style:justify-single-word="false"/>
      <style:text-properties officeooo:rsid="0008383d" officeooo:paragraph-rsid="0008383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383d" officeooo:paragraph-rsid="0008383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0998" officeooo:paragraph-rsid="000a099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a0998" officeooo:paragraph-rsid="000a099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0a0998" officeooo:paragraph-rsid="000a0998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éjéro Coline</text:p>
      <text:p text:style-name="P2">Pérez-Rességuier Thybau</text:p>
      <text:p text:style-name="P2">Présot Albin</text:p>
      <text:p text:style-name="P1"/>
      <text:p text:style-name="P3">Répartition du travail G3 :</text:p>
      <text:p text:style-name="P3"/>
      <text:p text:style-name="P4">Thybau :</text:p>
      <text:p text:style-name="P4"/>
      <text:p text:style-name="P5">Classe joueur</text:p>
      <text:p text:style-name="P4"/>
      <text:p text:style-name="P4">Albin :</text:p>
      <text:p text:style-name="P4"/>
      <text:p text:style-name="P5">Classe partie</text:p>
      <text:p text:style-name="P5">Classe croupier</text:p>
      <text:p text:style-name="P4"/>
      <text:p text:style-name="P6"><text:span text:style-name="T1">Coline :</text:span></text:p>
      <text:p text:style-name="P6"><text:span text:style-name="T1"/></text:p>
      <text:p text:style-name="P5">Classe carte</text:p>
      <text:p text:style-name="P5">Classe co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08:00:12.073000000</meta:creation-date>
    <dc:date>2020-09-25T08:21:55.466000000</dc:date>
    <meta:editing-duration>PT5S</meta:editing-duration>
    <meta:editing-cycles>1</meta:editing-cycles>
    <meta:document-statistic meta:table-count="0" meta:image-count="0" meta:object-count="0" meta:page-count="1" meta:paragraph-count="12" meta:word-count="27" meta:character-count="164" meta:non-whitespace-character-count="149"/>
    <meta:generator>LibreOffice/5.2.7.2$Windows_x86 LibreOffice_project/2b7f1e640c46ceb28adf43ee075a6e8b8439ed10</meta:generator>
  </office:meta>
</office:document-meta>
</file>